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NOME Libre Application Summ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conference around appl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NOME Libre Application Summ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rtland, Oregon – Last week of May 2016</text:p>
              </text:list-item>
              <text:list-item>
                <text:p>Eliot Center – target of 100 attendees</text:p>
              </text:list-item>
              <text:list-item>
                <text:p>Heart of Downtown Portland during the Rose Festival - <text:a xlink:href="http://www.rosefestival.org/" xlink:type="simple">http://www.rosefestival.org/</text:a></text:p>
              </text:list-item>
              <text:list-item>
                <text:p>Five days – 3 main days, 2 days hackfests</text:p>
              </text:list-item>
              <text:list-item>
                <text:p>Co-located with Opens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erence around the concept of xdg-app, application run time and sdk kit, and sandboxing</text:p>
                <text:list>
                  <text:list-item>
                    <text:p>Includes </text:p>
                    <text:list>
                      <text:list-item>
                        <text:p>Application development</text:p>
                      </text:list-item>
                      <text:list-item>
                        <text:p>Application distribution </text:p>
                      </text:list-item>
                      <text:list-item>
                        <text:p>Feedback</text:p>
                      </text:list-item>
                    </text:list>
                  </text:list-item>
                </text:list>
              </text:list-item>
              <text:list-item>
                <text:p>Improving the Application story</text:p>
                <text:list>
                  <text:list-item>
                    <text:p>GTK+ / GNOME relationship with users and developers</text:p>
                  </text:list-item>
                  <text:list-item>
                    <text:p>Relationship with device drivers, UEFI, drivers, etc</text:p>
                  </text:list-item>
                  <text:list-item>
                    <text:p>Relationship with large application writers like Libreoffice and Mozilla</text:p>
                  </text:list-item>
                </text:list>
              </text:list-item>
              <text:list-item>
                <text:p>Engagement</text:p>
                <text:list>
                  <text:list-item>
                    <text:p>Public engagement with open source community</text:p>
                  </text:list-item>
                  <text:list-item>
                    <text:p>Attract technical contributors, downstream investors, and new users and feedback</text:p>
                  </text:list-item>
                  <text:list-item>
                    <text:p>Leadersh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GNOME branding, including logo and name to inform world that GNOME is leading</text:p>
              </text:list-item>
              <text:list-item>
                <text:p>Request to have GNOME Foundation manage conference funds</text:p>
                <text:list>
                  <text:list-item>
                    <text:p>We keep everything that comes out of this conference to apply to other conferences or hackfests</text:p>
                  </text:list-item>
                  <text:list-item>
                    <text:p>We get 40% discount at Eliot Center (venue) for non-profit/free software groups</text:p>
                  </text:list-item>
                </text:list>
              </text:list-item>
              <text:list-item>
                <text:p>Request Zana's time to help track the conference finances</text:p>
              </text:list-item>
              <text:list-item>
                <text:p>Approval to proceed with a con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i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able to raise the money to cover the conference</text:p>
              </text:list-item>
              <text:list-item>
                <text:p>Not able to raise the team of volunteers to run the conference</text:p>
              </text:list-item>
              <text:list-item>
                <text:p>Not able to get sufficient interest in the con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tigating fac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st of venue is $6500 – raised $5000</text:p>
              </text:list-item>
              <text:list-item>
                <text:p>Will continue to fundraise other companies</text:p>
              </text:list-item>
              <text:list-item>
                <text:p>Portland has many open source/free software hackers to pool from </text:p>
              </text:list-item>
              <text:list-item>
                <text:p>Interest in runtime is very high</text:p>
              </text:list-item>
              <text:list-item>
                <text:p>Portland is one of the most open source friendly cities in the U.S. and the opportunities for engagement is hi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2:45:34.730245648</meta:creation-date>
    <dc:date>2015-11-09T13:41:25.844772168</dc:date>
    <meta:editing-duration>PT9M28S</meta:editing-duration>
    <meta:editing-cycles>2</meta:editing-cycles>
    <meta:generator>LibreOffice/5.0.3.2$Linux_X86_64 LibreOffice_project/00m0$Build-2</meta:generator>
    <meta:document-statistic meta:object-count="45"/>
  </office:meta>
</office:document-meta>
</file>